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f45" officeooo:paragraph-rsid="0017bf45"/>
    </style:style>
    <style:style style:name="P2" style:family="paragraph" style:parent-style-name="Standard" style:list-style-name="L1">
      <style:text-properties officeooo:rsid="0017bf45" officeooo:paragraph-rsid="0017bf45"/>
    </style:style>
    <style:style style:name="P3" style:family="paragraph" style:parent-style-name="Standard" style:list-style-name="L2">
      <style:text-properties officeooo:rsid="0017bf45" officeooo:paragraph-rsid="0017bf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ConnectPlaces</text:p>
      <text:p text:style-name="P1"/>
      <text:p text:style-name="P1">O que o usuário faz?</text:p>
      <text:list xml:id="list1201798661301252598" text:style-name="L1">
        <text:list-item>
          <text:p text:style-name="P2">Gerenciar lugares / pontos de interesse e seus comentários;</text:p>
        </text:list-item>
        <text:list-item>
          <text:p text:style-name="P2">Pessoa se cadastra;</text:p>
        </text:list-item>
        <text:list-item>
          <text:p text:style-name="P2">Pode fazer comentários / avaliar lugares;</text:p>
        </text:list-item>
        <text:list-item>
          <text:p text:style-name="P2">Pode procurar lugares por Tipo ou Região.</text:p>
        </text:list-item>
      </text:list>
      <text:p text:style-name="P1"/>
      <text:p text:style-name="P1">O que o sistema faz?</text:p>
      <text:list xml:id="list3802084931043592377" text:style-name="L2">
        <text:list-item>
          <text:p text:style-name="P3">Faz o CRUD dos lugares;</text:p>
        </text:list-item>
        <text:list-item>
          <text:p text:style-name="P3">Guarda pessoas;</text:p>
        </text:list-item>
        <text:list-item>
          <text:p text:style-name="P3">Guarda comentários / avaliações;</text:p>
        </text:list-item>
        <text:list-item>
          <text:p text:style-name="P3">Permite o dono da página de um lugar apagar comentários inapropria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1:56:18.963986356</meta:creation-date>
    <dc:date>2018-09-18T12:01:15.269215981</dc:date>
    <meta:editing-duration>PT4M57S</meta:editing-duration>
    <meta:editing-cycles>1</meta:editing-cycles>
    <meta:document-statistic meta:table-count="0" meta:image-count="0" meta:object-count="0" meta:page-count="1" meta:paragraph-count="11" meta:word-count="67" meta:character-count="366" meta:non-whitespace-character-count="318"/>
    <meta:generator>LibreOffice/5.1.6.2$Linux_X86_64 LibreOffice_project/10m0$Build-2</meta:generator>
  </office:meta>
</office:document-meta>
</file>